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</text:p>
      <text:p text:style-name="Standard"/>
      <text:p text:style-name="Standard">"People must bring a machete, a spear, an arrow, a hoe, spades, rakes, nails, truncheons, electric irons, barbed wire, stones, and the like, in order, dear listeners, to kill the Rwandan Tutsis." -August 12, 1998 </text:p>
      <text:p text:style-name="Standard"/>
      <text:p text:style-name="Standard"><text:a xlink:type="simple" xlink:href="http://www.supremecourtus.gov/opinions/08pdf/07-1486.pdf">http://www.supremecourtus.gov/opinions/08pdf/07-1486.pdf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0T10:52:40</meta:creation-date>
    <dc:date>2009-08-11T23:56:02</dc:date>
    <meta:editing-duration>PT28H00M5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3" meta:word-count="37" meta:character-count="274"/>
    <meta:user-defined meta:name="Info 1"/>
    <meta:user-defined meta:name="Info 2"/>
    <meta:user-defined meta:name="Info 3"/>
    <meta:user-defined meta:name="Info 4"/>
  </office:meta>
</office:document-meta>
</file>